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ind_scenario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 table:style-name="ce2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 table:style-name="ce2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8.7263712864624504E-2" table:style-name="ce1">
            <text:p>0.087263713</text:p>
          </table:table-cell>
          <table:table-cell office:value-type="float" office:value="3.8615240846789445E-4" table:style-name="ce1">
            <text:p>0.000386152</text:p>
          </table:table-cell>
          <table:table-cell office:value-type="float" office:value="9.2823277199634343E-3" table:style-name="ce1">
            <text:p>0.009282328</text:p>
          </table:table-cell>
          <table:table-cell office:value-type="float" office:value="2.0889694076635802E-2" table:style-name="ce1">
            <text:p>0.020889694</text:p>
          </table:table-cell>
          <table:table-cell office:value-type="float" office:value="3.7630522062712321E-2" table:style-name="ce1">
            <text:p>0.037630522</text:p>
          </table:table-cell>
          <table:table-cell office:value-type="float" office:value="3.7698911380247203E-2" table:style-name="ce1">
            <text:p>0.037698911</text:p>
          </table:table-cell>
          <table:table-cell office:value-type="float" office:value="1.4175145224911872E-2" table:style-name="ce1">
            <text:p>0.014175145</text:p>
          </table:table-cell>
          <table:table-cell office:value-type="float" office:value="1.9101960688603824E-2" table:style-name="ce1">
            <text:p>0.019101961</text:p>
          </table:table-cell>
          <table:table-cell office:value-type="float" office:value="2.7036998217387621E-2" table:style-name="ce1">
            <text:p>0.027036998</text:p>
          </table:table-cell>
          <table:table-cell office:value-type="float" office:value="0.10034875383330386" table:style-name="ce1">
            <text:p>0.100348754</text:p>
          </table:table-cell>
          <table:table-cell office:value-type="float" office:value="0.23215474356498794" table:style-name="ce1">
            <text:p>0.232154744</text:p>
          </table:table-cell>
          <table:table-cell office:value-type="float" office:value="0.1180369395362213" table:style-name="ce1">
            <text:p>0.11803694</text:p>
          </table:table-cell>
          <table:table-cell office:value-type="float" office:value="8.3779195452000785E-2" table:style-name="ce1">
            <text:p>0.083779195</text:p>
          </table:table-cell>
          <table:table-cell office:value-type="float" office:value="1.3224048005182931E-2" table:style-name="ce1">
            <text:p>0.013224048</text:p>
          </table:table-cell>
          <table:table-cell office:value-type="float" office:value="5.3591211249626085E-3" table:style-name="ce1">
            <text:p>0.005359121</text:p>
          </table:table-cell>
          <table:table-cell office:value-type="float" office:value="5.4212177120823244E-3" table:style-name="ce1">
            <text:p>0.005421218</text:p>
          </table:table-cell>
          <table:table-cell office:value-type="float" office:value="2.8942613166775488E-2" table:style-name="ce1">
            <text:p>0.028942613</text:p>
          </table:table-cell>
          <table:table-cell office:value-type="float" office:value="3.8325040391539819E-2" table:style-name="ce1">
            <text:p>0.03832504</text:p>
          </table:table-cell>
          <table:table-cell office:value-type="float" office:value="4.6772902248898768E-2" table:style-name="ce1">
            <text:p>0.046772902</text:p>
          </table:table-cell>
          <table:table-cell office:value-type="float" office:value="0.24271738824817116" table:style-name="ce1">
            <text:p>0.242717388</text:p>
          </table:table-cell>
          <table:table-cell office:value-type="float" office:value="0.14850359017137243" table:style-name="ce1">
            <text:p>0.14850359</text:p>
          </table:table-cell>
          <table:table-cell office:value-type="float" office:value="0.15277201261710255" table:style-name="ce1">
            <text:p>0.152772013</text:p>
          </table:table-cell>
          <table:table-cell office:value-type="float" office:value="7.0514047233583593E-2" table:style-name="ce1">
            <text:p>0.070514047</text:p>
          </table:table-cell>
          <table:table-cell office:value-type="float" office:value="5.1461251520014815E-2" table:style-name="ce1">
            <text:p>0.051461252</text:p>
          </table:table-cell>
          <table:table-cell table:number-columns-repeated="16359"/>
        </table:table-row>
        <table:table-row table:number-rows-repeated="1048565" table:style-name="ro1">
          <table:table-cell table:number-columns-repeated="16384"/>
        </table:table-row>
      </table:table>
      <table:table table:name="wind_scenarios_20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5.6519243045214072E-2" table:style-name="ce4">
            <text:p>0.06</text:p>
          </table:table-cell>
          <table:table-cell office:value-type="float" office:value="0.16069159800123636" table:style-name="ce4">
            <text:p>0.16</text:p>
          </table:table-cell>
          <table:table-cell office:value-type="float" office:value="0.12447458423059325" table:style-name="ce4">
            <text:p>0.12</text:p>
          </table:table-cell>
          <table:table-cell office:value-type="float" office:value="0.14929175751521759" table:style-name="ce4">
            <text:p>0.15</text:p>
          </table:table-cell>
          <table:table-cell office:value-type="float" office:value="0.40212021712653678" table:style-name="ce4">
            <text:p>0.40</text:p>
          </table:table-cell>
          <table:table-cell office:value-type="float" office:value="0.58103922936962749" table:style-name="ce4">
            <text:p>0.58</text:p>
          </table:table-cell>
          <table:table-cell office:value-type="float" office:value="0.72949101784353743" table:style-name="ce4">
            <text:p>0.73</text:p>
          </table:table-cell>
          <table:table-cell office:value-type="float" office:value="0.88477410419109737" table:style-name="ce4">
            <text:p>0.88</text:p>
          </table:table-cell>
          <table:table-cell office:value-type="float" office:value="0.90302022042750296" table:style-name="ce4">
            <text:p>0.90</text:p>
          </table:table-cell>
          <table:table-cell office:value-type="float" office:value="0.38664976541451307" table:style-name="ce4">
            <text:p>0.39</text:p>
          </table:table-cell>
          <table:table-cell office:value-type="float" office:value="0.40358331768024591" table:style-name="ce4">
            <text:p>0.40</text:p>
          </table:table-cell>
          <table:table-cell office:value-type="float" office:value="0.95891185703816151" table:style-name="ce4">
            <text:p>0.96</text:p>
          </table:table-cell>
          <table:table-cell office:value-type="float" office:value="0.88369747031284318" table:style-name="ce4">
            <text:p>0.88</text:p>
          </table:table-cell>
          <table:table-cell office:value-type="float" office:value="0.88832037075325265" table:style-name="ce4">
            <text:p>0.89</text:p>
          </table:table-cell>
          <table:table-cell office:value-type="float" office:value="0.53074581352969186" table:style-name="ce4">
            <text:p>0.53</text:p>
          </table:table-cell>
          <table:table-cell office:value-type="float" office:value="0.15121811899331275" table:style-name="ce4">
            <text:p>0.15</text:p>
          </table:table-cell>
          <table:table-cell office:value-type="float" office:value="2.5032300209758152E-2" table:style-name="ce4">
            <text:p>0.03</text:p>
          </table:table-cell>
          <table:table-cell office:value-type="float" office:value="0" table:style-name="ce4">
            <text:p>0.00</text:p>
          </table:table-cell>
          <table:table-cell office:value-type="float" office:value="6.8342316965114766E-2" table:style-name="ce4">
            <text:p>0.07</text:p>
          </table:table-cell>
          <table:table-cell office:value-type="float" office:value="5.7305555036229437E-2" table:style-name="ce4">
            <text:p>0.06</text:p>
          </table:table-cell>
          <table:table-cell office:value-type="float" office:value="3.0953659721698352E-2" table:style-name="ce4">
            <text:p>0.03</text:p>
          </table:table-cell>
          <table:table-cell office:value-type="float" office:value="4.7307112452348012E-2" table:style-name="ce4">
            <text:p>0.05</text:p>
          </table:table-cell>
          <table:table-cell office:value-type="float" office:value="4.4247970613334631E-2" table:style-name="ce4">
            <text:p>0.04</text:p>
          </table:table-cell>
          <table:table-cell office:value-type="float" office:value="0.12536280192098559" table:style-name="ce4">
            <text:p>0.13</text:p>
          </table:table-cell>
          <table:table-cell table:number-columns-repeated="1635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0.16358072328861534" table:style-name="ce4">
            <text:p>0.16</text:p>
          </table:table-cell>
          <table:table-cell office:value-type="float" office:value="0.26257958240304119" table:style-name="ce4">
            <text:p>0.26</text:p>
          </table:table-cell>
          <table:table-cell office:value-type="float" office:value="0.11165356219607195" table:style-name="ce4">
            <text:p>0.11</text:p>
          </table:table-cell>
          <table:table-cell office:value-type="float" office:value="1.6371354563382192E-3" table:style-name="ce4">
            <text:p>0.00</text:p>
          </table:table-cell>
          <table:table-cell office:value-type="float" office:value="9.0500740088689472E-3" table:style-name="ce4">
            <text:p>0.01</text:p>
          </table:table-cell>
          <table:table-cell office:value-type="float" office:value="7.7296557914500142E-3" table:style-name="ce4">
            <text:p>0.01</text:p>
          </table:table-cell>
          <table:table-cell office:value-type="float" office:value="1.5624222524591184E-3" table:style-name="ce4">
            <text:p>0.00</text:p>
          </table:table-cell>
          <table:table-cell office:value-type="float" office:value="1.0440023642602238E-2" table:style-name="ce4">
            <text:p>0.01</text:p>
          </table:table-cell>
          <table:table-cell office:value-type="float" office:value="0.15327603658874636" table:style-name="ce4">
            <text:p>0.15</text:p>
          </table:table-cell>
          <table:table-cell office:value-type="float" office:value="0.16489791705519025" table:style-name="ce4">
            <text:p>0.16</text:p>
          </table:table-cell>
          <table:table-cell office:value-type="float" office:value="0.12564949038118284" table:style-name="ce4">
            <text:p>0.13</text:p>
          </table:table-cell>
          <table:table-cell office:value-type="float" office:value="4.1301613081091051E-2" table:style-name="ce4">
            <text:p>0.04</text:p>
          </table:table-cell>
          <table:table-cell office:value-type="float" office:value="3.7637911879330618E-2" table:style-name="ce4">
            <text:p>0.04</text:p>
          </table:table-cell>
          <table:table-cell office:value-type="float" office:value="0.15927737648689294" table:style-name="ce4">
            <text:p>0.16</text:p>
          </table:table-cell>
          <table:table-cell office:value-type="float" office:value="8.8991418958471361E-2" table:style-name="ce4">
            <text:p>0.09</text:p>
          </table:table-cell>
          <table:table-cell office:value-type="float" office:value="5.1446242906822114E-2" table:style-name="ce4">
            <text:p>0.05</text:p>
          </table:table-cell>
          <table:table-cell office:value-type="float" office:value="0.1109621661740517" table:style-name="ce4">
            <text:p>0.11</text:p>
          </table:table-cell>
          <table:table-cell office:value-type="float" office:value="0.29042516938282603" table:style-name="ce4">
            <text:p>0.29</text:p>
          </table:table-cell>
          <table:table-cell office:value-type="float" office:value="0.15821518276456753" table:style-name="ce4">
            <text:p>0.16</text:p>
          </table:table-cell>
          <table:table-cell office:value-type="float" office:value="0.17681086400757612" table:style-name="ce4">
            <text:p>0.18</text:p>
          </table:table-cell>
          <table:table-cell office:value-type="float" office:value="3.7904052723931048E-2" table:style-name="ce4">
            <text:p>0.04</text:p>
          </table:table-cell>
          <table:table-cell office:value-type="float" office:value="9.4517969190852785E-2" table:style-name="ce4">
            <text:p>0.09</text:p>
          </table:table-cell>
          <table:table-cell office:value-type="float" office:value="0.41209506062425572" table:style-name="ce4">
            <text:p>0.41</text:p>
          </table:table-cell>
          <table:table-cell office:value-type="float" office:value="0.88733365795269226" table:style-name="ce4">
            <text:p>0.89</text:p>
          </table:table-cell>
          <table:table-cell table:number-columns-repeated="1635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0.16851956122194353" table:style-name="ce4">
            <text:p>0.17</text:p>
          </table:table-cell>
          <table:table-cell office:value-type="float" office:value="0.21190026122447853" table:style-name="ce4">
            <text:p>0.21</text:p>
          </table:table-cell>
          <table:table-cell office:value-type="float" office:value="6.7572411069769703E-2" table:style-name="ce4">
            <text:p>0.07</text:p>
          </table:table-cell>
          <table:table-cell office:value-type="float" office:value="3.2114673556493793E-3" table:style-name="ce4">
            <text:p>0.00</text:p>
          </table:table-cell>
          <table:table-cell office:value-type="float" office:value="1.7273903748420055E-2" table:style-name="ce4">
            <text:p>0.02</text:p>
          </table:table-cell>
          <table:table-cell office:value-type="float" office:value="1.2369902815242018E-3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4.4407375645159498E-3" table:style-name="ce4">
            <text:p>0.00</text:p>
          </table:table-cell>
          <table:table-cell office:value-type="float" office:value="0.10156956064879823" table:style-name="ce4">
            <text:p>0.10</text:p>
          </table:table-cell>
          <table:table-cell office:value-type="float" office:value="0.261465803400798" table:style-name="ce4">
            <text:p>0.26</text:p>
          </table:table-cell>
          <table:table-cell office:value-type="float" office:value="0.19259705959165446" table:style-name="ce4">
            <text:p>0.19</text:p>
          </table:table-cell>
          <table:table-cell office:value-type="float" office:value="8.2647250694629457E-2" table:style-name="ce4">
            <text:p>0.08</text:p>
          </table:table-cell>
          <table:table-cell office:value-type="float" office:value="0.20615854157383237" table:style-name="ce4">
            <text:p>0.21</text:p>
          </table:table-cell>
          <table:table-cell office:value-type="float" office:value="0.40269740469567727" table:style-name="ce4">
            <text:p>0.40</text:p>
          </table:table-cell>
          <table:table-cell office:value-type="float" office:value="0.2950405262374286" table:style-name="ce4">
            <text:p>0.30</text:p>
          </table:table-cell>
          <table:table-cell office:value-type="float" office:value="3.7691166801118746E-2" table:style-name="ce4">
            <text:p>0.04</text:p>
          </table:table-cell>
          <table:table-cell office:value-type="float" office:value="0.17888431617902684" table:style-name="ce4">
            <text:p>0.18</text:p>
          </table:table-cell>
          <table:table-cell office:value-type="float" office:value="0.20658245730976529" table:style-name="ce4">
            <text:p>0.21</text:p>
          </table:table-cell>
          <table:table-cell office:value-type="float" office:value="8.7627460052385198E-2" table:style-name="ce4">
            <text:p>0.09</text:p>
          </table:table-cell>
          <table:table-cell office:value-type="float" office:value="0.2282230590643119" table:style-name="ce4">
            <text:p>0.23</text:p>
          </table:table-cell>
          <table:table-cell office:value-type="float" office:value="0.27571570331038658" table:style-name="ce4">
            <text:p>0.28</text:p>
          </table:table-cell>
          <table:table-cell office:value-type="float" office:value="0.37622290634966626" table:style-name="ce4">
            <text:p>0.38</text:p>
          </table:table-cell>
          <table:table-cell office:value-type="float" office:value="0.11259491114147509" table:style-name="ce4">
            <text:p>0.11</text:p>
          </table:table-cell>
          <table:table-cell office:value-type="float" office:value="0.10479855256680737" table:style-name="ce4">
            <text:p>0.10</text:p>
          </table:table-cell>
          <table:table-cell table:number-columns-repeated="1635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0.35768637147042925" table:style-name="ce4">
            <text:p>0.36</text:p>
          </table:table-cell>
          <table:table-cell office:value-type="float" office:value="0.53008008482758662" table:style-name="ce4">
            <text:p>0.53</text:p>
          </table:table-cell>
          <table:table-cell office:value-type="float" office:value="0.25987139034062778" table:style-name="ce4">
            <text:p>0.26</text:p>
          </table:table-cell>
          <table:table-cell office:value-type="float" office:value="0.26408150680545917" table:style-name="ce4">
            <text:p>0.26</text:p>
          </table:table-cell>
          <table:table-cell office:value-type="float" office:value="0.29543433911842465" table:style-name="ce4">
            <text:p>0.30</text:p>
          </table:table-cell>
          <table:table-cell office:value-type="float" office:value="0.18746399751161741" table:style-name="ce4">
            <text:p>0.19</text:p>
          </table:table-cell>
          <table:table-cell office:value-type="float" office:value="0.11169675933124337" table:style-name="ce4">
            <text:p>0.11</text:p>
          </table:table-cell>
          <table:table-cell office:value-type="float" office:value="1.3441563424705927E-2" table:style-name="ce4">
            <text:p>0.01</text:p>
          </table:table-cell>
          <table:table-cell office:value-type="float" office:value="1.2918396669106011E-2" table:style-name="ce4">
            <text:p>0.01</text:p>
          </table:table-cell>
          <table:table-cell office:value-type="float" office:value="4.3687758295074409E-2" table:style-name="ce4">
            <text:p>0.04</text:p>
          </table:table-cell>
          <table:table-cell office:value-type="float" office:value="6.9763149086397844E-2" table:style-name="ce4">
            <text:p>0.07</text:p>
          </table:table-cell>
          <table:table-cell office:value-type="float" office:value="0.14744017436882473" table:style-name="ce4">
            <text:p>0.15</text:p>
          </table:table-cell>
          <table:table-cell office:value-type="float" office:value="7.9878682732372558E-2" table:style-name="ce4">
            <text:p>0.08</text:p>
          </table:table-cell>
          <table:table-cell office:value-type="float" office:value="0.14762221997205155" table:style-name="ce4">
            <text:p>0.15</text:p>
          </table:table-cell>
          <table:table-cell office:value-type="float" office:value="3.7705500809860265E-2" table:style-name="ce4">
            <text:p>0.04</text:p>
          </table:table-cell>
          <table:table-cell office:value-type="float" office:value="3.0010472781845328E-2" table:style-name="ce4">
            <text:p>0.03</text:p>
          </table:table-cell>
          <table:table-cell office:value-type="float" office:value="1.7482332193956139E-2" table:style-name="ce4">
            <text:p>0.02</text:p>
          </table:table-cell>
          <table:table-cell office:value-type="float" office:value="2.7748294307438175E-2" table:style-name="ce4">
            <text:p>0.03</text:p>
          </table:table-cell>
          <table:table-cell office:value-type="float" office:value="8.2445842163288957E-2" table:style-name="ce4">
            <text:p>0.08</text:p>
          </table:table-cell>
          <table:table-cell office:value-type="float" office:value="9.0345005910952139E-2" table:style-name="ce4">
            <text:p>0.09</text:p>
          </table:table-cell>
          <table:table-cell office:value-type="float" office:value="3.4220151330539732E-2" table:style-name="ce4">
            <text:p>0.03</text:p>
          </table:table-cell>
          <table:table-cell office:value-type="float" office:value="5.8068498350198497E-4" table:style-name="ce4">
            <text:p>0.00</text:p>
          </table:table-cell>
          <table:table-cell office:value-type="float" office:value="2.116867619019375E-3" table:style-name="ce4">
            <text:p>0.00</text:p>
          </table:table-cell>
          <table:table-cell office:value-type="float" office:value="2.1149029948803525E-2" table:style-name="ce4">
            <text:p>0.02</text:p>
          </table:table-cell>
          <table:table-cell table:number-columns-repeated="1635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0.14586460205300905" table:style-name="ce4">
            <text:p>0.15</text:p>
          </table:table-cell>
          <table:table-cell office:value-type="float" office:value="0.29783035920923207" table:style-name="ce4">
            <text:p>0.30</text:p>
          </table:table-cell>
          <table:table-cell office:value-type="float" office:value="0.23530533917914304" table:style-name="ce4">
            <text:p>0.24</text:p>
          </table:table-cell>
          <table:table-cell office:value-type="float" office:value="0.2251513376892878" table:style-name="ce4">
            <text:p>0.23</text:p>
          </table:table-cell>
          <table:table-cell office:value-type="float" office:value="0.19108939541859099" table:style-name="ce4">
            <text:p>0.19</text:p>
          </table:table-cell>
          <table:table-cell office:value-type="float" office:value="0.30492422359185484" table:style-name="ce4">
            <text:p>0.30</text:p>
          </table:table-cell>
          <table:table-cell office:value-type="float" office:value="0.24641154444049285" table:style-name="ce4">
            <text:p>0.25</text:p>
          </table:table-cell>
          <table:table-cell office:value-type="float" office:value="0.32663503396822979" table:style-name="ce4">
            <text:p>0.33</text:p>
          </table:table-cell>
          <table:table-cell office:value-type="float" office:value="0.22105518134463381" table:style-name="ce4">
            <text:p>0.22</text:p>
          </table:table-cell>
          <table:table-cell office:value-type="float" office:value="0.33054037244574036" table:style-name="ce4">
            <text:p>0.33</text:p>
          </table:table-cell>
          <table:table-cell office:value-type="float" office:value="0.25474136289273747" table:style-name="ce4">
            <text:p>0.25</text:p>
          </table:table-cell>
          <table:table-cell office:value-type="float" office:value="7.4105726349413731E-2" table:style-name="ce4">
            <text:p>0.07</text:p>
          </table:table-cell>
          <table:table-cell office:value-type="float" office:value="5.8416689122246922E-2" table:style-name="ce4">
            <text:p>0.06</text:p>
          </table:table-cell>
          <table:table-cell office:value-type="float" office:value="0.13965799516328831" table:style-name="ce4">
            <text:p>0.14</text:p>
          </table:table-cell>
          <table:table-cell office:value-type="float" office:value="0.40565964459370757" table:style-name="ce4">
            <text:p>0.41</text:p>
          </table:table-cell>
          <table:table-cell office:value-type="float" office:value="0.52024597438615761" table:style-name="ce4">
            <text:p>0.52</text:p>
          </table:table-cell>
          <table:table-cell office:value-type="float" office:value="0.44841268635289461" table:style-name="ce4">
            <text:p>0.45</text:p>
          </table:table-cell>
          <table:table-cell office:value-type="float" office:value="0.36123775660648783" table:style-name="ce4">
            <text:p>0.36</text:p>
          </table:table-cell>
          <table:table-cell office:value-type="float" office:value="0.10531401376084029" table:style-name="ce4">
            <text:p>0.11</text:p>
          </table:table-cell>
          <table:table-cell office:value-type="float" office:value="4.3037595299248721E-2" table:style-name="ce4">
            <text:p>0.04</text:p>
          </table:table-cell>
          <table:table-cell office:value-type="float" office:value="8.6113928298655901E-3" table:style-name="ce4">
            <text:p>0.01</text:p>
          </table:table-cell>
          <table:table-cell office:value-type="float" office:value="4.9961296049384956E-5" table:style-name="ce4">
            <text:p>0.00</text:p>
          </table:table-cell>
          <table:table-cell office:value-type="float" office:value="4.6079343253317305E-3" table:style-name="ce4">
            <text:p>0.00</text:p>
          </table:table-cell>
          <table:table-cell office:value-type="float" office:value="3.6575505306074271E-2" table:style-name="ce4">
            <text:p>0.04</text:p>
          </table:table-cell>
          <table:table-cell table:number-columns-repeated="1635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0.5926865873245255" table:style-name="ce4">
            <text:p>0.59</text:p>
          </table:table-cell>
          <table:table-cell office:value-type="float" office:value="0.64797567127667344" table:style-name="ce4">
            <text:p>0.65</text:p>
          </table:table-cell>
          <table:table-cell office:value-type="float" office:value="0.59260396512704472" table:style-name="ce4">
            <text:p>0.59</text:p>
          </table:table-cell>
          <table:table-cell office:value-type="float" office:value="0.39466896706189575" table:style-name="ce4">
            <text:p>0.39</text:p>
          </table:table-cell>
          <table:table-cell office:value-type="float" office:value="0.24569583850329035" table:style-name="ce4">
            <text:p>0.25</text:p>
          </table:table-cell>
          <table:table-cell office:value-type="float" office:value="6.4735344701777373E-2" table:style-name="ce4">
            <text:p>0.06</text:p>
          </table:table-cell>
          <table:table-cell office:value-type="float" office:value="3.7607327528662193E-2" table:style-name="ce4">
            <text:p>0.04</text:p>
          </table:table-cell>
          <table:table-cell office:value-type="float" office:value="0.15727580727663976" table:style-name="ce4">
            <text:p>0.16</text:p>
          </table:table-cell>
          <table:table-cell office:value-type="float" office:value="0.24619881649348779" table:style-name="ce4">
            <text:p>0.25</text:p>
          </table:table-cell>
          <table:table-cell office:value-type="float" office:value="9.8635362164655377E-2" table:style-name="ce4">
            <text:p>0.10</text:p>
          </table:table-cell>
          <table:table-cell office:value-type="float" office:value="0.14476380921437387" table:style-name="ce4">
            <text:p>0.14</text:p>
          </table:table-cell>
          <table:table-cell office:value-type="float" office:value="0.23090099496726574" table:style-name="ce4">
            <text:p>0.23</text:p>
          </table:table-cell>
          <table:table-cell office:value-type="float" office:value="0.22175990452338673" table:style-name="ce4">
            <text:p>0.22</text:p>
          </table:table-cell>
          <table:table-cell office:value-type="float" office:value="0.12539553725726341" table:style-name="ce4">
            <text:p>0.13</text:p>
          </table:table-cell>
          <table:table-cell office:value-type="float" office:value="9.5920636874593179E-2" table:style-name="ce4">
            <text:p>0.10</text:p>
          </table:table-cell>
          <table:table-cell office:value-type="float" office:value="0.14274791497099065" table:style-name="ce4">
            <text:p>0.14</text:p>
          </table:table-cell>
          <table:table-cell office:value-type="float" office:value="0.15450013506462962" table:style-name="ce4">
            <text:p>0.15</text:p>
          </table:table-cell>
          <table:table-cell office:value-type="float" office:value="9.7631385335861201E-2" table:style-name="ce4">
            <text:p>0.10</text:p>
          </table:table-cell>
          <table:table-cell office:value-type="float" office:value="6.0283448298907626E-3" table:style-name="ce4">
            <text:p>0.01</text:p>
          </table:table-cell>
          <table:table-cell office:value-type="float" office:value="2.1400332928797887E-2" table:style-name="ce4">
            <text:p>0.02</text:p>
          </table:table-cell>
          <table:table-cell office:value-type="float" office:value="9.73997036082421E-2" table:style-name="ce4">
            <text:p>0.10</text:p>
          </table:table-cell>
          <table:table-cell office:value-type="float" office:value="0.3360971729758902" table:style-name="ce4">
            <text:p>0.34</text:p>
          </table:table-cell>
          <table:table-cell office:value-type="float" office:value="0.3700758215964125" table:style-name="ce4">
            <text:p>0.37</text:p>
          </table:table-cell>
          <table:table-cell office:value-type="float" office:value="0.27445478662628642" table:style-name="ce4">
            <text:p>0.27</text:p>
          </table:table-cell>
          <table:table-cell table:number-columns-repeated="1635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0.10750812728078807" table:style-name="ce4">
            <text:p>0.11</text:p>
          </table:table-cell>
          <table:table-cell office:value-type="float" office:value="0.13654561829916045" table:style-name="ce4">
            <text:p>0.14</text:p>
          </table:table-cell>
          <table:table-cell office:value-type="float" office:value="0.26248281897857922" table:style-name="ce4">
            <text:p>0.26</text:p>
          </table:table-cell>
          <table:table-cell office:value-type="float" office:value="0.16218368220294671" table:style-name="ce4">
            <text:p>0.16</text:p>
          </table:table-cell>
          <table:table-cell office:value-type="float" office:value="0.15105384612339834" table:style-name="ce4">
            <text:p>0.15</text:p>
          </table:table-cell>
          <table:table-cell office:value-type="float" office:value="7.8824270299754473E-2" table:style-name="ce4">
            <text:p>0.08</text:p>
          </table:table-cell>
          <table:table-cell office:value-type="float" office:value="9.261954010430817E-3" table:style-name="ce4">
            <text:p>0.01</text:p>
          </table:table-cell>
          <table:table-cell office:value-type="float" office:value="2.9828964814957011E-2" table:style-name="ce4">
            <text:p>0.03</text:p>
          </table:table-cell>
          <table:table-cell office:value-type="float" office:value="2.9527799689403203E-3" table:style-name="ce4">
            <text:p>0.00</text:p>
          </table:table-cell>
          <table:table-cell office:value-type="float" office:value="5.5953208071408612E-2" table:style-name="ce4">
            <text:p>0.06</text:p>
          </table:table-cell>
          <table:table-cell office:value-type="float" office:value="0.14310892404415373" table:style-name="ce4">
            <text:p>0.14</text:p>
          </table:table-cell>
          <table:table-cell office:value-type="float" office:value="0.273144691197165" table:style-name="ce4">
            <text:p>0.27</text:p>
          </table:table-cell>
          <table:table-cell office:value-type="float" office:value="0.25551437530831078" table:style-name="ce4">
            <text:p>0.26</text:p>
          </table:table-cell>
          <table:table-cell office:value-type="float" office:value="0.20172446231009616" table:style-name="ce4">
            <text:p>0.20</text:p>
          </table:table-cell>
          <table:table-cell office:value-type="float" office:value="0.29224843855901905" table:style-name="ce4">
            <text:p>0.29</text:p>
          </table:table-cell>
          <table:table-cell office:value-type="float" office:value="0.11570511784129292" table:style-name="ce4">
            <text:p>0.12</text:p>
          </table:table-cell>
          <table:table-cell office:value-type="float" office:value="5.5695574417901218E-2" table:style-name="ce4">
            <text:p>0.06</text:p>
          </table:table-cell>
          <table:table-cell office:value-type="float" office:value="5.13784994821446E-3" table:style-name="ce4">
            <text:p>0.01</text:p>
          </table:table-cell>
          <table:table-cell office:value-type="float" office:value="1.0827229018032587E-2" table:style-name="ce4">
            <text:p>0.01</text:p>
          </table:table-cell>
          <table:table-cell office:value-type="float" office:value="4.0057499376199693E-2" table:style-name="ce4">
            <text:p>0.04</text:p>
          </table:table-cell>
          <table:table-cell office:value-type="float" office:value="6.5932568028087089E-3" table:style-name="ce4">
            <text:p>0.01</text:p>
          </table:table-cell>
          <table:table-cell office:value-type="float" office:value="7.1444778143112703E-2" table:style-name="ce4">
            <text:p>0.07</text:p>
          </table:table-cell>
          <table:table-cell office:value-type="float" office:value="2.4705588882293697E-2" table:style-name="ce4">
            <text:p>0.02</text:p>
          </table:table-cell>
          <table:table-cell office:value-type="float" office:value="5.541045936782874E-3" table:style-name="ce4">
            <text:p>0.01</text:p>
          </table:table-cell>
          <table:table-cell table:number-columns-repeated="1635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1.4638994014358097E-2" table:style-name="ce4">
            <text:p>0.01</text:p>
          </table:table-cell>
          <table:table-cell office:value-type="float" office:value="3.0188537922576929E-2" table:style-name="ce4">
            <text:p>0.03</text:p>
          </table:table-cell>
          <table:table-cell office:value-type="float" office:value="8.9750982077115515E-2" table:style-name="ce4">
            <text:p>0.09</text:p>
          </table:table-cell>
          <table:table-cell office:value-type="float" office:value="0.15008987418260741" table:style-name="ce4">
            <text:p>0.15</text:p>
          </table:table-cell>
          <table:table-cell office:value-type="float" office:value="0.1327774947531436" table:style-name="ce4">
            <text:p>0.13</text:p>
          </table:table-cell>
          <table:table-cell office:value-type="float" office:value="0.16926176674295162" table:style-name="ce4">
            <text:p>0.17</text:p>
          </table:table-cell>
          <table:table-cell office:value-type="float" office:value="0.45774549302587636" table:style-name="ce4">
            <text:p>0.46</text:p>
          </table:table-cell>
          <table:table-cell office:value-type="float" office:value="0.33107124794654241" table:style-name="ce4">
            <text:p>0.33</text:p>
          </table:table-cell>
          <table:table-cell office:value-type="float" office:value="0.27172630945499521" table:style-name="ce4">
            <text:p>0.27</text:p>
          </table:table-cell>
          <table:table-cell office:value-type="float" office:value="9.4103948112375838E-2" table:style-name="ce4">
            <text:p>0.09</text:p>
          </table:table-cell>
          <table:table-cell office:value-type="float" office:value="0.11141947063907572" table:style-name="ce4">
            <text:p>0.11</text:p>
          </table:table-cell>
          <table:table-cell office:value-type="float" office:value="0.15127371894168845" table:style-name="ce4">
            <text:p>0.15</text:p>
          </table:table-cell>
          <table:table-cell office:value-type="float" office:value="0.26857759913205148" table:style-name="ce4">
            <text:p>0.27</text:p>
          </table:table-cell>
          <table:table-cell office:value-type="float" office:value="0.29456339296170264" table:style-name="ce4">
            <text:p>0.29</text:p>
          </table:table-cell>
          <table:table-cell office:value-type="float" office:value="0.11242656221127527" table:style-name="ce4">
            <text:p>0.11</text:p>
          </table:table-cell>
          <table:table-cell office:value-type="float" office:value="3.5886437035194479E-2" table:style-name="ce4">
            <text:p>0.04</text:p>
          </table:table-cell>
          <table:table-cell office:value-type="float" office:value="0.17424479307073679" table:style-name="ce4">
            <text:p>0.17</text:p>
          </table:table-cell>
          <table:table-cell office:value-type="float" office:value="0.11655998754984762" table:style-name="ce4">
            <text:p>0.12</text:p>
          </table:table-cell>
          <table:table-cell office:value-type="float" office:value="4.317994621941286E-2" table:style-name="ce4">
            <text:p>0.04</text:p>
          </table:table-cell>
          <table:table-cell office:value-type="float" office:value="2.8505727555716519E-2" table:style-name="ce4">
            <text:p>0.03</text:p>
          </table:table-cell>
          <table:table-cell office:value-type="float" office:value="3.3226761108275951E-2" table:style-name="ce4">
            <text:p>0.03</text:p>
          </table:table-cell>
          <table:table-cell office:value-type="float" office:value="4.0130606891756418E-2" table:style-name="ce4">
            <text:p>0.04</text:p>
          </table:table-cell>
          <table:table-cell office:value-type="float" office:value="9.9045454788250803E-2" table:style-name="ce4">
            <text:p>0.10</text:p>
          </table:table-cell>
          <table:table-cell office:value-type="float" office:value="5.6818421726343257E-2" table:style-name="ce4">
            <text:p>0.06</text:p>
          </table:table-cell>
          <table:table-cell table:number-columns-repeated="1635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0.36646336531600043" table:style-name="ce4">
            <text:p>0.37</text:p>
          </table:table-cell>
          <table:table-cell office:value-type="float" office:value="0.459646985340669" table:style-name="ce4">
            <text:p>0.46</text:p>
          </table:table-cell>
          <table:table-cell office:value-type="float" office:value="9.4657240620348707E-2" table:style-name="ce4">
            <text:p>0.09</text:p>
          </table:table-cell>
          <table:table-cell office:value-type="float" office:value="0.11846381793517939" table:style-name="ce4">
            <text:p>0.12</text:p>
          </table:table-cell>
          <table:table-cell office:value-type="float" office:value="0.23623417243375702" table:style-name="ce4">
            <text:p>0.24</text:p>
          </table:table-cell>
          <table:table-cell office:value-type="float" office:value="0.28687562137106226" table:style-name="ce4">
            <text:p>0.29</text:p>
          </table:table-cell>
          <table:table-cell office:value-type="float" office:value="0.25982001126074405" table:style-name="ce4">
            <text:p>0.26</text:p>
          </table:table-cell>
          <table:table-cell office:value-type="float" office:value="0.266150194505128" table:style-name="ce4">
            <text:p>0.27</text:p>
          </table:table-cell>
          <table:table-cell office:value-type="float" office:value="0.40878752260363616" table:style-name="ce4">
            <text:p>0.41</text:p>
          </table:table-cell>
          <table:table-cell office:value-type="float" office:value="0.33440384403572521" table:style-name="ce4">
            <text:p>0.33</text:p>
          </table:table-cell>
          <table:table-cell office:value-type="float" office:value="0.56589462856646877" table:style-name="ce4">
            <text:p>0.57</text:p>
          </table:table-cell>
          <table:table-cell office:value-type="float" office:value="0.28477120109322629" table:style-name="ce4">
            <text:p>0.28</text:p>
          </table:table-cell>
          <table:table-cell office:value-type="float" office:value="3.3068631321239154E-2" table:style-name="ce4">
            <text:p>0.03</text:p>
          </table:table-cell>
          <table:table-cell office:value-type="float" office:value="6.6914832374420877E-2" table:style-name="ce4">
            <text:p>0.07</text:p>
          </table:table-cell>
          <table:table-cell office:value-type="float" office:value="9.4126231437310554E-2" table:style-name="ce4">
            <text:p>0.09</text:p>
          </table:table-cell>
          <table:table-cell office:value-type="float" office:value="0.16695603033108375" table:style-name="ce4">
            <text:p>0.17</text:p>
          </table:table-cell>
          <table:table-cell office:value-type="float" office:value="0.29638843036562434" table:style-name="ce4">
            <text:p>0.30</text:p>
          </table:table-cell>
          <table:table-cell office:value-type="float" office:value="0.26179216219982415" table:style-name="ce4">
            <text:p>0.26</text:p>
          </table:table-cell>
          <table:table-cell office:value-type="float" office:value="7.0448562000871129E-2" table:style-name="ce4">
            <text:p>0.07</text:p>
          </table:table-cell>
          <table:table-cell office:value-type="float" office:value="2.4454924119652565E-2" table:style-name="ce4">
            <text:p>0.02</text:p>
          </table:table-cell>
          <table:table-cell office:value-type="float" office:value="1.6282406644614916E-2" table:style-name="ce4">
            <text:p>0.02</text:p>
          </table:table-cell>
          <table:table-cell office:value-type="float" office:value="0.10626538532544372" table:style-name="ce4">
            <text:p>0.11</text:p>
          </table:table-cell>
          <table:table-cell office:value-type="float" office:value="0.14592265463569185" table:style-name="ce4">
            <text:p>0.15</text:p>
          </table:table-cell>
          <table:table-cell office:value-type="float" office:value="0.47589470232835207" table:style-name="ce4">
            <text:p>0.48</text:p>
          </table:table-cell>
          <table:table-cell table:number-columns-repeated="1635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0.17452742572924901" table:style-name="ce4">
            <text:p>0.17</text:p>
          </table:table-cell>
          <table:table-cell office:value-type="float" office:value="7.723048169357889E-4" table:style-name="ce4">
            <text:p>0.00</text:p>
          </table:table-cell>
          <table:table-cell office:value-type="float" office:value="1.8564655439926869E-2" table:style-name="ce4">
            <text:p>0.02</text:p>
          </table:table-cell>
          <table:table-cell office:value-type="float" office:value="4.1779388153271604E-2" table:style-name="ce4">
            <text:p>0.04</text:p>
          </table:table-cell>
          <table:table-cell office:value-type="float" office:value="7.5261044125424642E-2" table:style-name="ce4">
            <text:p>0.08</text:p>
          </table:table-cell>
          <table:table-cell office:value-type="float" office:value="7.5397822760494407E-2" table:style-name="ce4">
            <text:p>0.08</text:p>
          </table:table-cell>
          <table:table-cell office:value-type="float" office:value="2.8350290449823744E-2" table:style-name="ce4">
            <text:p>0.03</text:p>
          </table:table-cell>
          <table:table-cell office:value-type="float" office:value="3.8203921377207649E-2" table:style-name="ce4">
            <text:p>0.04</text:p>
          </table:table-cell>
          <table:table-cell office:value-type="float" office:value="5.4073996434775243E-2" table:style-name="ce4">
            <text:p>0.05</text:p>
          </table:table-cell>
          <table:table-cell office:value-type="float" office:value="0.20069750766660771" table:style-name="ce4">
            <text:p>0.20</text:p>
          </table:table-cell>
          <table:table-cell office:value-type="float" office:value="0.46430948712997588" table:style-name="ce4">
            <text:p>0.46</text:p>
          </table:table-cell>
          <table:table-cell office:value-type="float" office:value="0.23607387907244259" table:style-name="ce4">
            <text:p>0.24</text:p>
          </table:table-cell>
          <table:table-cell office:value-type="float" office:value="0.16755839090400157" table:style-name="ce4">
            <text:p>0.17</text:p>
          </table:table-cell>
          <table:table-cell office:value-type="float" office:value="2.6448096010365862E-2" table:style-name="ce4">
            <text:p>0.03</text:p>
          </table:table-cell>
          <table:table-cell office:value-type="float" office:value="1.0718242249925217E-2" table:style-name="ce4">
            <text:p>0.01</text:p>
          </table:table-cell>
          <table:table-cell office:value-type="float" office:value="1.0842435424164649E-2" table:style-name="ce4">
            <text:p>0.01</text:p>
          </table:table-cell>
          <table:table-cell office:value-type="float" office:value="5.7885226333550976E-2" table:style-name="ce4">
            <text:p>0.06</text:p>
          </table:table-cell>
          <table:table-cell office:value-type="float" office:value="7.6650080783079638E-2" table:style-name="ce4">
            <text:p>0.08</text:p>
          </table:table-cell>
          <table:table-cell office:value-type="float" office:value="9.3545804497797536E-2" table:style-name="ce4">
            <text:p>0.09</text:p>
          </table:table-cell>
          <table:table-cell office:value-type="float" office:value="0.48543477649634231" table:style-name="ce4">
            <text:p>0.49</text:p>
          </table:table-cell>
          <table:table-cell office:value-type="float" office:value="0.29700718034274487" table:style-name="ce4">
            <text:p>0.30</text:p>
          </table:table-cell>
          <table:table-cell office:value-type="float" office:value="0.3055440252342051" table:style-name="ce4">
            <text:p>0.31</text:p>
          </table:table-cell>
          <table:table-cell office:value-type="float" office:value="0.14102809446716719" table:style-name="ce4">
            <text:p>0.14</text:p>
          </table:table-cell>
          <table:table-cell office:value-type="float" office:value="0.10292250304002963" table:style-name="ce4">
            <text:p>0.10</text:p>
          </table:table-cell>
          <table:table-cell table:number-columns-repeated="16359"/>
        </table:table-row>
        <table:table-row table:number-rows-repeated="1048555" table:style-name="ro1">
          <table:table-cell table:number-columns-repeated="16384"/>
        </table:table-row>
      </table:table>
      <table:table table:name="pv_scenarios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 table:style-name="ce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2326537442401449E-2" table:style-name="ce4">
            <text:p>0.09</text:p>
          </table:table-cell>
          <table:table-cell office:value-type="float" office:value="0.40626590861645667" table:style-name="ce4">
            <text:p>0.41</text:p>
          </table:table-cell>
          <table:table-cell office:value-type="float" office:value="0.49675072950881721" table:style-name="ce4">
            <text:p>0.50</text:p>
          </table:table-cell>
          <table:table-cell office:value-type="float" office:value="0.67469299142018102" table:style-name="ce4">
            <text:p>0.67</text:p>
          </table:table-cell>
          <table:table-cell office:value-type="float" office:value="0.71429568164895707" table:style-name="ce4">
            <text:p>0.71</text:p>
          </table:table-cell>
          <table:table-cell office:value-type="float" office:value="0.72951661901111664" table:style-name="ce4">
            <text:p>0.73</text:p>
          </table:table-cell>
          <table:table-cell office:value-type="float" office:value="0.74367085884818362" table:style-name="ce4">
            <text:p>0.74</text:p>
          </table:table-cell>
          <table:table-cell office:value-type="float" office:value="0.67056001464276327" table:style-name="ce4">
            <text:p>0.67</text:p>
          </table:table-cell>
          <table:table-cell office:value-type="float" office:value="0.51417072427431187" table:style-name="ce4">
            <text:p>0.51</text:p>
          </table:table-cell>
          <table:table-cell office:value-type="float" office:value="0.35985160681090911" table:style-name="ce4">
            <text:p>0.36</text:p>
          </table:table-cell>
          <table:table-cell office:value-type="float" office:value="7.7159558731701369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3588802332564558E-2" table:style-name="ce4">
            <text:p>0.09</text:p>
          </table:table-cell>
          <table:table-cell office:value-type="float" office:value="0.39849419348569037" table:style-name="ce4">
            <text:p>0.40</text:p>
          </table:table-cell>
          <table:table-cell office:value-type="float" office:value="0.55033906511391539" table:style-name="ce4">
            <text:p>0.55</text:p>
          </table:table-cell>
          <table:table-cell office:value-type="float" office:value="0.7085093334249406" table:style-name="ce4">
            <text:p>0.71</text:p>
          </table:table-cell>
          <table:table-cell office:value-type="float" office:value="0.75506783203509298" table:style-name="ce4">
            <text:p>0.76</text:p>
          </table:table-cell>
          <table:table-cell office:value-type="float" office:value="0.74217515488095642" table:style-name="ce4">
            <text:p>0.74</text:p>
          </table:table-cell>
          <table:table-cell office:value-type="float" office:value="0.74938444601731347" table:style-name="ce4">
            <text:p>0.75</text:p>
          </table:table-cell>
          <table:table-cell office:value-type="float" office:value="0.64354863046176802" table:style-name="ce4">
            <text:p>0.64</text:p>
          </table:table-cell>
          <table:table-cell office:value-type="float" office:value="0.39289574878773825" table:style-name="ce4">
            <text:p>0.39</text:p>
          </table:table-cell>
          <table:table-cell office:value-type="float" office:value="0.31525259521069199" table:style-name="ce4">
            <text:p>0.32</text:p>
          </table:table-cell>
          <table:table-cell office:value-type="float" office:value="3.8821576788523118E-2" table:style-name="ce4">
            <text:p>0.04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6.6237073515973494E-2" table:style-name="ce4">
            <text:p>0.07</text:p>
          </table:table-cell>
          <table:table-cell office:value-type="float" office:value="0.36843933439713161" table:style-name="ce4">
            <text:p>0.37</text:p>
          </table:table-cell>
          <table:table-cell office:value-type="float" office:value="0.57532349646856495" table:style-name="ce4">
            <text:p>0.58</text:p>
          </table:table-cell>
          <table:table-cell office:value-type="float" office:value="0.66277699011216185" table:style-name="ce4">
            <text:p>0.66</text:p>
          </table:table-cell>
          <table:table-cell office:value-type="float" office:value="0.73539882098587217" table:style-name="ce4">
            <text:p>0.74</text:p>
          </table:table-cell>
          <table:table-cell office:value-type="float" office:value="0.78346133323871281" table:style-name="ce4">
            <text:p>0.78</text:p>
          </table:table-cell>
          <table:table-cell office:value-type="float" office:value="0.7019776380006868" table:style-name="ce4">
            <text:p>0.70</text:p>
          </table:table-cell>
          <table:table-cell office:value-type="float" office:value="0.57211240223353543" table:style-name="ce4">
            <text:p>0.57</text:p>
          </table:table-cell>
          <table:table-cell office:value-type="float" office:value="0.51315817203423941" table:style-name="ce4">
            <text:p>0.51</text:p>
          </table:table-cell>
          <table:table-cell office:value-type="float" office:value="0.32425436692979315" table:style-name="ce4">
            <text:p>0.32</text:p>
          </table:table-cell>
          <table:table-cell office:value-type="float" office:value="9.4451902552223146E-2" table:style-name="ce4">
            <text:p>0.0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6.6648094235196367E-2" table:style-name="ce4">
            <text:p>0.07</text:p>
          </table:table-cell>
          <table:table-cell office:value-type="float" office:value="0.36203813105331711" table:style-name="ce4">
            <text:p>0.36</text:p>
          </table:table-cell>
          <table:table-cell office:value-type="float" office:value="0.58689686102733529" table:style-name="ce4">
            <text:p>0.59</text:p>
          </table:table-cell>
          <table:table-cell office:value-type="float" office:value="0.66838528827899213" table:style-name="ce4">
            <text:p>0.67</text:p>
          </table:table-cell>
          <table:table-cell office:value-type="float" office:value="0.77047714501923381" table:style-name="ce4">
            <text:p>0.77</text:p>
          </table:table-cell>
          <table:table-cell office:value-type="float" office:value="0.79242973525664073" table:style-name="ce4">
            <text:p>0.79</text:p>
          </table:table-cell>
          <table:table-cell office:value-type="float" office:value="0.66818315413533691" table:style-name="ce4">
            <text:p>0.67</text:p>
          </table:table-cell>
          <table:table-cell office:value-type="float" office:value="0.62156351670147114" table:style-name="ce4">
            <text:p>0.62</text:p>
          </table:table-cell>
          <table:table-cell office:value-type="float" office:value="0.52483969722671042" table:style-name="ce4">
            <text:p>0.52</text:p>
          </table:table-cell>
          <table:table-cell office:value-type="float" office:value="0.30356325879887963" table:style-name="ce4">
            <text:p>0.30</text:p>
          </table:table-cell>
          <table:table-cell office:value-type="float" office:value="0.1106382192139154" table:style-name="ce4">
            <text:p>0.11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049023340143129E-2" table:style-name="ce4">
            <text:p>0.07</text:p>
          </table:table-cell>
          <table:table-cell office:value-type="float" office:value="0.39584157359084254" table:style-name="ce4">
            <text:p>0.40</text:p>
          </table:table-cell>
          <table:table-cell office:value-type="float" office:value="0.53823530719796542" table:style-name="ce4">
            <text:p>0.54</text:p>
          </table:table-cell>
          <table:table-cell office:value-type="float" office:value="0.66187546051557999" table:style-name="ce4">
            <text:p>0.66</text:p>
          </table:table-cell>
          <table:table-cell office:value-type="float" office:value="0.67893463151008915" table:style-name="ce4">
            <text:p>0.68</text:p>
          </table:table-cell>
          <table:table-cell office:value-type="float" office:value="0.72684489341791103" table:style-name="ce4">
            <text:p>0.73</text:p>
          </table:table-cell>
          <table:table-cell office:value-type="float" office:value="0.73795538183165321" table:style-name="ce4">
            <text:p>0.74</text:p>
          </table:table-cell>
          <table:table-cell office:value-type="float" office:value="0.61714394206461809" table:style-name="ce4">
            <text:p>0.62</text:p>
          </table:table-cell>
          <table:table-cell office:value-type="float" office:value="0.50743776282102571" table:style-name="ce4">
            <text:p>0.51</text:p>
          </table:table-cell>
          <table:table-cell office:value-type="float" office:value="0.33230477824576499" table:style-name="ce4">
            <text:p>0.33</text:p>
          </table:table-cell>
          <table:table-cell office:value-type="float" office:value="8.756649228763036E-2" table:style-name="ce4">
            <text:p>0.0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.10553826278095278" table:style-name="ce4">
            <text:p>0.11</text:p>
          </table:table-cell>
          <table:table-cell office:value-type="float" office:value="0.34593939102131299" table:style-name="ce4">
            <text:p>0.35</text:p>
          </table:table-cell>
          <table:table-cell office:value-type="float" office:value="0.5616867444811483" table:style-name="ce4">
            <text:p>0.56</text:p>
          </table:table-cell>
          <table:table-cell office:value-type="float" office:value="0.63548153461445833" table:style-name="ce4">
            <text:p>0.64</text:p>
          </table:table-cell>
          <table:table-cell office:value-type="float" office:value="0.78652124238890553" table:style-name="ce4">
            <text:p>0.79</text:p>
          </table:table-cell>
          <table:table-cell office:value-type="float" office:value="0.73234383741755937" table:style-name="ce4">
            <text:p>0.73</text:p>
          </table:table-cell>
          <table:table-cell office:value-type="float" office:value="0.63910735514093386" table:style-name="ce4">
            <text:p>0.64</text:p>
          </table:table-cell>
          <table:table-cell office:value-type="float" office:value="0.62315501885193336" table:style-name="ce4">
            <text:p>0.62</text:p>
          </table:table-cell>
          <table:table-cell office:value-type="float" office:value="0.48341023323956112" table:style-name="ce4">
            <text:p>0.48</text:p>
          </table:table-cell>
          <table:table-cell office:value-type="float" office:value="0.21500658856566868" table:style-name="ce4">
            <text:p>0.22</text:p>
          </table:table-cell>
          <table:table-cell office:value-type="float" office:value="0.13420182233694625" table:style-name="ce4">
            <text:p>0.13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8069458979355744E-2" table:style-name="ce4">
            <text:p>0.08</text:p>
          </table:table-cell>
          <table:table-cell office:value-type="float" office:value="0.39551406639178549" table:style-name="ce4">
            <text:p>0.40</text:p>
          </table:table-cell>
          <table:table-cell office:value-type="float" office:value="0.58234960066345365" table:style-name="ce4">
            <text:p>0.58</text:p>
          </table:table-cell>
          <table:table-cell office:value-type="float" office:value="0.72511131931264705" table:style-name="ce4">
            <text:p>0.73</text:p>
          </table:table-cell>
          <table:table-cell office:value-type="float" office:value="0.75787930269977832" table:style-name="ce4">
            <text:p>0.76</text:p>
          </table:table-cell>
          <table:table-cell office:value-type="float" office:value="0.72722925334311261" table:style-name="ce4">
            <text:p>0.73</text:p>
          </table:table-cell>
          <table:table-cell office:value-type="float" office:value="0.72232760806550378" table:style-name="ce4">
            <text:p>0.72</text:p>
          </table:table-cell>
          <table:table-cell office:value-type="float" office:value="0.6706258486451131" table:style-name="ce4">
            <text:p>0.67</text:p>
          </table:table-cell>
          <table:table-cell office:value-type="float" office:value="0.44198839317828753" table:style-name="ce4">
            <text:p>0.44</text:p>
          </table:table-cell>
          <table:table-cell office:value-type="float" office:value="0.35139339083127152" table:style-name="ce4">
            <text:p>0.35</text:p>
          </table:table-cell>
          <table:table-cell office:value-type="float" office:value="4.529750117350801E-2" table:style-name="ce4">
            <text:p>0.0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5941816793056314E-2" table:style-name="ce4">
            <text:p>0.10</text:p>
          </table:table-cell>
          <table:table-cell office:value-type="float" office:value="0.38025162203780344" table:style-name="ce4">
            <text:p>0.38</text:p>
          </table:table-cell>
          <table:table-cell office:value-type="float" office:value="0.57206447202254218" table:style-name="ce4">
            <text:p>0.57</text:p>
          </table:table-cell>
          <table:table-cell office:value-type="float" office:value="0.67009697818096781" table:style-name="ce4">
            <text:p>0.67</text:p>
          </table:table-cell>
          <table:table-cell office:value-type="float" office:value="0.70380481512684467" table:style-name="ce4">
            <text:p>0.70</text:p>
          </table:table-cell>
          <table:table-cell office:value-type="float" office:value="0.72535413698200701" table:style-name="ce4">
            <text:p>0.73</text:p>
          </table:table-cell>
          <table:table-cell office:value-type="float" office:value="0.74073805481305366" table:style-name="ce4">
            <text:p>0.74</text:p>
          </table:table-cell>
          <table:table-cell office:value-type="float" office:value="0.57157714080304589" table:style-name="ce4">
            <text:p>0.57</text:p>
          </table:table-cell>
          <table:table-cell office:value-type="float" office:value="0.51525924285289193" table:style-name="ce4">
            <text:p>0.52</text:p>
          </table:table-cell>
          <table:table-cell office:value-type="float" office:value="0.352087554538278" table:style-name="ce4">
            <text:p>0.35</text:p>
          </table:table-cell>
          <table:table-cell office:value-type="float" office:value="8.158584415730695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9.9730065214392566E-2" table:style-name="ce4">
            <text:p>0.10</text:p>
          </table:table-cell>
          <table:table-cell office:value-type="float" office:value="0.37122992075056238" table:style-name="ce4">
            <text:p>0.37</text:p>
          </table:table-cell>
          <table:table-cell office:value-type="float" office:value="0.57808649045621263" table:style-name="ce4">
            <text:p>0.58</text:p>
          </table:table-cell>
          <table:table-cell office:value-type="float" office:value="0.64226729667716831" table:style-name="ce4">
            <text:p>0.64</text:p>
          </table:table-cell>
          <table:table-cell office:value-type="float" office:value="0.75322951256628212" table:style-name="ce4">
            <text:p>0.75</text:p>
          </table:table-cell>
          <table:table-cell office:value-type="float" office:value="0.80394563742966763" table:style-name="ce4">
            <text:p>0.80</text:p>
          </table:table-cell>
          <table:table-cell office:value-type="float" office:value="0.68887676237464535" table:style-name="ce4">
            <text:p>0.69</text:p>
          </table:table-cell>
          <table:table-cell office:value-type="float" office:value="0.61883729893591455" table:style-name="ce4">
            <text:p>0.62</text:p>
          </table:table-cell>
          <table:table-cell office:value-type="float" office:value="0.54291214377249752" table:style-name="ce4">
            <text:p>0.54</text:p>
          </table:table-cell>
          <table:table-cell office:value-type="float" office:value="0.24582684138487215" table:style-name="ce4">
            <text:p>0.25</text:p>
          </table:table-cell>
          <table:table-cell office:value-type="float" office:value="0.14854265119381269" table:style-name="ce4">
            <text:p>0.15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7.5741022083086348E-2" table:style-name="ce4">
            <text:p>0.08</text:p>
          </table:table-cell>
          <table:table-cell office:value-type="float" office:value="0.40628742834951664" table:style-name="ce4">
            <text:p>0.41</text:p>
          </table:table-cell>
          <table:table-cell office:value-type="float" office:value="0.50002096906072613" table:style-name="ce4">
            <text:p>0.50</text:p>
          </table:table-cell>
          <table:table-cell office:value-type="float" office:value="0.69084796587006425" table:style-name="ce4">
            <text:p>0.69</text:p>
          </table:table-cell>
          <table:table-cell office:value-type="float" office:value="0.71843666135440554" table:style-name="ce4">
            <text:p>0.72</text:p>
          </table:table-cell>
          <table:table-cell office:value-type="float" office:value="0.75659925552104967" table:style-name="ce4">
            <text:p>0.76</text:p>
          </table:table-cell>
          <table:table-cell office:value-type="float" office:value="0.75441755950117872" table:style-name="ce4">
            <text:p>0.75</text:p>
          </table:table-cell>
          <table:table-cell office:value-type="float" office:value="0.66358367091096149" table:style-name="ce4">
            <text:p>0.66</text:p>
          </table:table-cell>
          <table:table-cell office:value-type="float" office:value="0.49200469480953335" table:style-name="ce4">
            <text:p>0.49</text:p>
          </table:table-cell>
          <table:table-cell office:value-type="float" office:value="0.33548285245509613" table:style-name="ce4">
            <text:p>0.34</text:p>
          </table:table-cell>
          <table:table-cell office:value-type="float" office:value="7.8260921177218626E-2" table:style-name="ce4">
            <text:p>0.08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4">
            <text:p>0.00</text:p>
          </table:table-cell>
          <table:table-cell table:number-columns-repeated="16359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table:number-columns-repeated="9"/>
          <table:table-cell table:style-name="ce1">
            <draw:frame draw:z-index="1" draw:id="id0" draw:style-name="a0" draw:name="Chart 1" svg:x="0.16667in" svg:y="0.01979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61" table:style-name="ro2">
          <table:table-cell table:number-columns-repeated="16384"/>
        </table:table-row>
      </table:table>
      <table:table table:name="probabilit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cenarios</text:p>
          </table:table-cell>
          <table:table-cell office:value-type="string" table:style-name="ce2">
            <text:p>prob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</text:p>
          </table:table-cell>
          <table:table-cell office:value-type="float" office:value="2.9710180784297836E-8" table:style-name="ce6">
            <text:p>0.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2</text:p>
          </table:table-cell>
          <table:table-cell office:value-type="float" office:value="4.7771957041530186E-8" table:style-name="ce6">
            <text:p>0.0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3</text:p>
          </table:table-cell>
          <table:table-cell office:value-type="float" office:value="9.5757330212868069E-3" table:style-name="ce6">
            <text:p>0.01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4</text:p>
          </table:table-cell>
          <table:table-cell office:value-type="float" office:value="1.6608150883099859E-2" table:style-name="ce6">
            <text:p>0.01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5</text:p>
          </table:table-cell>
          <table:table-cell office:value-type="float" office:value="3.9229333579622612E-2" table:style-name="ce6">
            <text:p>0.03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6</text:p>
          </table:table-cell>
          <table:table-cell office:value-type="float" office:value="0.1001636732580049" table:style-name="ce6">
            <text:p>0.100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7</text:p>
          </table:table-cell>
          <table:table-cell office:value-type="float" office:value="0.12890795943712016" table:style-name="ce6">
            <text:p>0.129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8</text:p>
          </table:table-cell>
          <table:table-cell office:value-type="float" office:value="0.16510474421148286" table:style-name="ce6">
            <text:p>0.165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9</text:p>
          </table:table-cell>
          <table:table-cell office:value-type="float" office:value="0.25728364751399552" table:style-name="ce6">
            <text:p>0.257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10</text:p>
          </table:table-cell>
          <table:table-cell office:value-type="float" office:value="0.28312668061324947" table:style-name="ce6">
            <text:p>0.283</text:p>
          </table:table-cell>
          <table:table-cell table:number-columns-repeated="16382"/>
        </table:table-row>
        <table:table-row table:number-rows-repeated="104856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dc:creator>Mohammad Iman ALIZADEH</dc:creator>
    <meta:creation-date>2020-10-27T10:39:35Z</meta:creation-date>
    <dc:date>2023-05-26T14:44:09Z</dc:date>
    <meta:editing-cycles>3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Wal0">
      <style:graphic-properties draw:fill="none" draw:stroke="non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25in" svg:stroke-color="#70ad47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25in" svg:stroke-color="#264478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25in" svg:stroke-color="#9e480e" svg:stroke-opacity="100%" draw:stroke-linejoin="round" svg:stroke-linecap="round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25in" svg:stroke-color="#636363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25in" svg:stroke-color="#997300" svg:stroke-opacity="100%" draw:stroke-linejoin="round" svg:stroke-linecap="round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pv_scenarios.$B$2:.$Y$2" chart:class="chart:line" chart:attached-axis="primary-y" chart:style-name="G0S0">
            <chart:data-point chart:repeated="24"/>
          </chart:series>
          <chart:series chart:values-cell-range-address="pv_scenarios.$B$3:.$Y$3" chart:class="chart:line" chart:attached-axis="primary-y" chart:style-name="G0S1">
            <chart:data-point chart:repeated="24"/>
          </chart:series>
          <chart:series chart:values-cell-range-address="pv_scenarios.$B$4:.$Y$4" chart:class="chart:line" chart:attached-axis="primary-y" chart:style-name="G0S2">
            <chart:data-point chart:repeated="24"/>
          </chart:series>
          <chart:series chart:values-cell-range-address="pv_scenarios.$B$5:.$Y$5" chart:class="chart:line" chart:attached-axis="primary-y" chart:style-name="G0S3">
            <chart:data-point chart:repeated="24"/>
          </chart:series>
          <chart:series chart:values-cell-range-address="pv_scenarios.$B$6:.$Y$6" chart:class="chart:line" chart:attached-axis="primary-y" chart:style-name="G0S4">
            <chart:data-point chart:repeated="24"/>
          </chart:series>
          <chart:series chart:values-cell-range-address="pv_scenarios.$B$7:.$Y$7" chart:class="chart:line" chart:attached-axis="primary-y" chart:style-name="G0S5">
            <chart:data-point chart:repeated="24"/>
          </chart:series>
          <chart:series chart:values-cell-range-address="pv_scenarios.$B$8:.$Y$8" chart:class="chart:line" chart:attached-axis="primary-y" chart:style-name="G0S6">
            <chart:data-point chart:repeated="24"/>
          </chart:series>
          <chart:series chart:values-cell-range-address="pv_scenarios.$B$9:.$Y$9" chart:class="chart:line" chart:attached-axis="primary-y" chart:style-name="G0S7">
            <chart:data-point chart:repeated="24"/>
          </chart:series>
          <chart:series chart:values-cell-range-address="pv_scenarios.$B$2:.$Y$2" chart:class="chart:line" chart:attached-axis="primary-y" chart:style-name="G0S8">
            <chart:data-point chart:repeated="24"/>
          </chart:series>
          <chart:series chart:values-cell-range-address="pv_scenarios.$B$11:.$Y$11" chart:class="chart:line" chart:attached-axis="primary-y" chart:style-name="G0S9">
            <chart:data-point chart:repeated="2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